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heritance0.py</text:p>
      <text:p text:style-name="Standard">#!/usr/bin/python</text:p>
      <text:p text:style-name="Standard"># Filename: inherit.py</text:p>
      <text:p text:style-name="Standard">Python en:Object Oriented Programming</text:p>
      <text:p text:style-name="Standard"><text:s/>88</text:p>
      <text:p text:style-name="Standard">class SchoolMember:</text:p>
      <text:p text:style-name="Standard">'''Represents any school member.'''</text:p>
      <text:p text:style-name="Standard">def __init__(self, name, age):</text:p>
      <text:p text:style-name="Standard">self.name = name</text:p>
      <text:p text:style-name="Standard">self.age = age</text:p>
      <text:p text:style-name="Standard">print('(Initialized SchoolMember: {0})'.format(self.name))</text:p>
      <text:p text:style-name="Standard">def tell(self):</text:p>
      <text:p text:style-name="Standard">'''Tell my details.'''</text:p>
      <text:p text:style-name="Standard">print('Name:"{0}" Age:"{1}"'.format(self.name, self.age), end="</text:p>
      <text:p text:style-name="Standard">")</text:p>
      <text:p text:style-name="Standard">class Teacher(SchoolMember):</text:p>
      <text:p text:style-name="Standard">'''Represents a teacher.'''</text:p>
      <text:p text:style-name="Standard">def __init__(self, name, age, salary):</text:p>
      <text:p text:style-name="Standard">SchoolMember.__init__(self, name, age)</text:p>
      <text:p text:style-name="Standard">self.salary = salary</text:p>
      <text:p text:style-name="Standard">print('(Initialized Teacher: {0})'.format(self.name))</text:p>
      <text:p text:style-name="Standard">deftell(self):</text:p>
      <text:p text:style-name="Standard">SchoolMember.tell(self)</text:p>
      <text:p text:style-name="Standard">print('Salary: "{0:d}"'.format(self.salary))</text:p>
      <text:p text:style-name="Standard">class Student(SchoolMember):</text:p>
      <text:p text:style-name="Standard">'''Represents a student.'''</text:p>
      <text:p text:style-name="Standard">def __init__(self, name, age, marks):</text:p>
      <text:p text:style-name="Standard">SchoolMember.__init__(self, name, age)</text:p>
      <text:p text:style-name="Standard">self.marks = marks</text:p>
      <text:p text:style-name="Standard">print('(Initialized Student: {0})'.format(self.name))</text:p>
      <text:p text:style-name="Standard">deftell(self):</text:p>
      <text:p text:style-name="Standard">SchoolMember.tell(self)</text:p>
      <text:p text:style-name="Standard">print('Marks: "{0:d}"'.format(self.marks))</text:p>
      <text:p text:style-name="Standard">t = Teacher('Mrs. Shrividya', 40, 30000)</text:p>
      <text:p text:style-name="Standard">s = Student('Swaroop', 25, 75)</text:p>
      <text:p text:style-name="Standard">print() # prints a blank line</text:p>
      <text:p text:style-name="Standard">members = [t, s]</text:p>
      <text:p text:style-name="Standard">for member in members:</text:p>
      <text:p text:style-name="Standard">member.tell() # works for both Teachers and Students</text:p>
      <text:p text:style-name="Standard"/>
      <text:p text:style-name="Standard">How It Works:</text:p>
      <text:p text:style-name="Standard">To use inheritance, we specify the base class names in a tuple following the class name in</text:p>
      <text:p text:style-name="Standard">the class definition. Next, we observe that the __init__ method of the base class is</text:p>
      <text:p text:style-name="Standard">explicitly called using the self variable so that we can initialize the base class part of the</text:p>
      <text:p text:style-name="Standard">object. This is very important to remember - Python does not automatically call the</text:p>
      <text:p text:style-name="Standard">constructor of the base class, you have to explicitly call it yourself.</text:p>
      <text:p text:style-name="Standard">We also observe that we can call methods of the base class by prefixing the class name to</text:p>
      <text:p text:style-name="Standard">the method call and then pass in the self variable along with any arguments.</text:p>
      <text:p text:style-name="Standard">Notice that we can treat instances of Teacher or Student as just instances of the</text:p>
      <text:p text:style-name="Standard">SchoolMember when we use the tell method of the SchoolMember class.</text:p>
      <text:p text:style-name="Standard">Also, observe that the tell method of the subtype is called and not the tell method of the</text:p>
      <text:p text:style-name="Standard">SchoolMember class. One way to understand this is that Python always starts looking for</text:p>
      <text:p text:style-name="Standard"><text:soft-page-break/>methods in the actual type, which in this case it does. If it could not find the method, it</text:p>
      <text:p text:style-name="Standard">starts looking at the methods belonging to its base classes one by one in the order they are</text:p>
      <text:p text:style-name="Standard">specified in the tuple in the class definition.</text:p>
      <text:p text:style-name="Standard">A note on terminology - if more than one class is listed in the inheritance tuple, then it is</text:p>
      <text:p text:style-name="Standard">called multiple inheritanc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8T18:55:16</meta:creation-date>
    <meta:document-statistic meta:table-count="0" meta:image-count="0" meta:object-count="0" meta:page-count="2" meta:paragraph-count="56" meta:word-count="353" meta:character-count="2398" meta:non-whitespace-character-count="2100"/>
    <dc:date>2012-05-18T18:57:20</dc:date>
    <meta:editing-duration>PT2M7S</meta:editing-duration>
    <meta:editing-cycles>1</meta:editing-cycles>
    <meta:generator>LibreOffice/3.4$Linux LibreOffice_project/340m1$Build-502</meta:generator>
  </office:meta>
</office:document-meta>
</file>